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6aab" officeooo:paragraph-rsid="001c6aab"/>
    </style:style>
    <style:style style:name="P2" style:family="paragraph" style:parent-style-name="Standard">
      <style:text-properties officeooo:rsid="0026f00e" officeooo:paragraph-rsid="0026f00e"/>
    </style:style>
    <style:style style:name="P3" style:family="paragraph" style:parent-style-name="Table_20_Contents">
      <style:text-properties officeooo:rsid="0026f00e" officeooo:paragraph-rsid="0026f00e"/>
    </style:style>
    <style:style style:name="P4" style:family="paragraph" style:parent-style-name="Standard">
      <style:text-properties officeooo:rsid="00291f82" officeooo:paragraph-rsid="00291f82"/>
    </style:style>
    <style:style style:name="P5" style:family="paragraph" style:parent-style-name="Standard">
      <style:text-properties officeooo:rsid="00291f82" officeooo:paragraph-rsid="00291f82"/>
    </style:style>
    <style:style style:name="P6" style:family="paragraph" style:parent-style-name="Standard">
      <style:text-properties officeooo:rsid="0026f00e" officeooo:paragraph-rsid="00291f82"/>
    </style:style>
    <style:style style:name="P7" style:family="paragraph" style:parent-style-name="Standard">
      <style:text-properties officeooo:rsid="001c6aab" officeooo:paragraph-rsid="001c6aab"/>
    </style:style>
    <style:style style:name="T1" style:family="text">
      <style:text-properties officeooo:rsid="001fced0"/>
    </style:style>
    <style:style style:name="T2" style:family="text">
      <style:text-properties officeooo:rsid="00246597"/>
    </style:style>
    <style:style style:name="T3" style:family="text">
      <style:text-properties officeooo:rsid="0026f00e"/>
    </style:style>
  </office:automatic-styles>
  <office:body>
    <office:text>
      <text:tracked-changes text:track-changes="false">
        <text:changed-region xml:id="ct1566640654912" text:id="ct1566640654912">
          <text:insertion>
            <office:change-info>
              <dc:creator>attila szucs</dc:creator>
              <dc:date>2023-08-22T21:19:15</dc:date>
            </office:change-info>
          </text:insertion>
        </text:changed-region>
        <text:changed-region xml:id="ct1566640662304" text:id="ct1566640662304">
          <text:deletion>
            <office:change-info>
              <dc:creator>proba nev</dc:creator>
              <dc:date>2023-08-22T21:20:48</dc:date>
            </office:change-info>
            <text:p text:style-name="P1"><text:span text:style-name="T1">ab</text:span></text:p>
          </text:deletion>
          <text:insertion>
            <office:change-info>
              <dc:creator>attila szucs</dc:creator>
              <dc:date>2023-08-22T21:19:15</dc:date>
            </office:change-info>
          </text:insertion>
        </text:changed-region>
        <text:changed-region xml:id="ct1566640655264" text:id="ct1566640655264">
          <text:insertion>
            <office:change-info>
              <dc:creator>harmadik ember</dc:creator>
              <dc:date>2023-08-25T01:32:27</dc:date>
            </office:change-info>
          </text:insertion>
        </text:changed-region>
        <text:changed-region xml:id="ct1566640656672" text:id="ct1566640656672">
          <text:deletion>
            <office:change-info>
              <dc:creator>proba nev</dc:creator>
              <dc:date>2023-08-22T21:20:48</dc:date>
            </office:change-info>
            <text:p text:style-name="P1"><text:span text:style-name="T1">l</text:span></text:p>
          </text:deletion>
          <text:insertion>
            <office:change-info>
              <dc:creator>attila szucs</dc:creator>
              <dc:date>2023-08-22T21:19:15</dc:date>
            </office:change-info>
          </text:insertion>
        </text:changed-region>
        <text:changed-region xml:id="ct1566640659840" text:id="ct1566640659840">
          <text:insertion>
            <office:change-info>
              <dc:creator>attila szucs</dc:creator>
              <dc:date>2023-08-22T21:19:15</dc:date>
            </office:change-info>
          </text:insertion>
        </text:changed-region>
        <text:changed-region xml:id="ct1566640664768" text:id="ct1566640664768">
          <text:deletion>
            <office:change-info>
              <dc:creator>fifth user</dc:creator>
              <dc:date>2023-09-17T13:17:25</dc:date>
            </office:change-info>
            <text:p text:style-name="P4">aa</text:p>
            <text:p text:style-name="P4">bbbb</text:p>
            <text:p text:style-name="P4">cc</text:p>
          </text:deletion>
        </text:changed-region>
        <text:changed-region xml:id="ct1566640663008" text:id="ct1566640663008">
          <text:insertion>
            <office:change-info>
              <dc:creator>fifth user</dc:creator>
              <dc:date>2023-09-17T13:17:50</dc:date>
            </office:change-info>
          </text:insertion>
        </text:changed-region>
        <text:changed-region xml:id="ct1566640663360" text:id="ct1566640663360">
          <text:deletion>
            <office:change-info>
              <dc:creator>sixth user</dc:creator>
              <dc:date>2023-09-17T13:54:59</dc:date>
            </office:change-info>
            <text:p text:style-name="P4">2222</text:p>
            <text:p text:style-name="P4">33</text:p>
          </text:deletion>
          <text:insertion>
            <office:change-info>
              <dc:creator>fifth user</dc:creator>
              <dc:date>2023-09-17T13:17:50</dc:date>
            </office:change-info>
          </text:insertion>
        </text:changed-region>
        <text:changed-region xml:id="ct1566640655968" text:id="ct1566640655968">
          <text:insertion>
            <office:change-info>
              <dc:creator>fifth user</dc:creator>
              <dc:date>2023-09-17T13:17:5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<text:change-start text:change-id="ct1566640654912"/><text:span text:style-name="T1">bl</text:span><text:change-end text:change-id="ct1566640654912"/><text:change text:change-id="ct1566640662304"/><text:change-start text:change-id="ct1566640655264"/><text:span text:style-name="T2">ba</text:span><text:change-end text:change-id="ct1566640655264"/><text:change text:change-id="ct1566640656672"/><text:change-start text:change-id="ct1566640659840"/><text:span text:style-name="T1">a</text:span><text:change-end text:change-id="ct1566640659840"/>01</text:p>
      <text:p text:style-name="P1"/>
      <text:p text:style-name="P1"/>
      <text:p text:style-name="P4">aa<text:change text:change-id="ct1566640664768"/>cc</text:p>
      <text:p text:style-name="P4">dddd<text:change-start text:change-id="ct1566640663008"/>1111</text:p>
      <text:p text:style-name="P4"><text:change-end text:change-id="ct1566640663008"/><text:change text:change-id="ct1566640663360"/><text:change-start text:change-id="ct1566640655968"/>33</text:p>
      <text:p text:style-name="P4">4444<text:change-end text:change-id="ct1566640655968"/>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2T21:07:01.321000000</meta:creation-date>
    <dc:date>2023-09-18T07:50:15.229000000</dc:date>
    <meta:editing-duration>PT1H16M16S</meta:editing-duration>
    <meta:editing-cycles>8</meta:editing-cycles>
    <meta:generator>Collabora_OfficeDev/23.05.3.1$Windows_X86_64 LibreOffice_project/f3d17c54c08ce34efa75bfdd2e8ee0fe5701a8bc</meta:generator>
    <dc:creator>sixth user</dc:creator>
    <meta:document-statistic meta:table-count="0" meta:image-count="0" meta:object-count="0" meta:page-count="1" meta:paragraph-count="5" meta:word-count="5" meta:character-count="27" meta:non-whitespace-character-count="27"/>
  </office:meta>
</office:document-meta>
</file>